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c1a" officeooo:paragraph-rsid="000bec1a"/>
    </style:style>
    <style:style style:name="P2" style:family="paragraph" style:parent-style-name="Standard">
      <style:paragraph-properties fo:text-align="start" style:justify-single-word="false"/>
      <style:text-properties officeooo:rsid="000bec1a" officeooo:paragraph-rsid="000bec1a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ec1a" officeooo:paragraph-rsid="000bec1a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bec1a" officeooo:paragraph-rsid="000bec1a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officeooo:rsid="000d04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cus Manager</text:p>
      <text:p text:style-name="P1">Design Document</text:p>
      <text:p text:style-name="P1">Author: Phillip Thain</text:p>
      <text:p text:style-name="P1">Last Updated: 06/14/2019</text:p>
      <text:p text:style-name="P1"><text:span text:style-name="T1"/></text:p>
      <text:p text:style-name="P2"><text:span text:style-name="T1">Abstract:</text:span></text:p>
      <text:p text:style-name="P4">This application is designed to help you set your goals, and decide how you will use your time to accomplish them!</text:p>
      <text:p text:style-name="P4"/>
      <text:p text:style-name="P4">With the Focus Manager, you will be able to set long term and daily goals, as well create a "Brain Dump" to organize everything that's on your mind in the moment.</text:p>
      <text:p text:style-name="P4"/>
      <text:p text:style-name="P4">Potential Features:</text:p>
      <text:p text:style-name="P4"/>
      <text:p text:style-name="P4"><text:s text:c="4"/>- Set long term goals, and categorize new tasks that are actively working towards it</text:p>
      <text:p text:style-name="P4"><text:s text:c="4"/>- Create a To-do list that suits your needs</text:p>
      <text:p text:style-name="P4"><text:s text:c="8"/>Time periods: Daily, Weekly, Bi-Weekly, Monthly, etc.</text:p>
      <text:p text:style-name="P4"><text:s text:c="4"/>- Clock in and clock out to track how long you've spent working each session, as well as give yourself the freedom to "be at wor<text:span text:style-name="T2">k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7:37:43.323205020</meta:creation-date>
    <dc:date>2019-06-14T17:44:16.575963693</dc:date>
    <meta:editing-duration>PT6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22" meta:character-count="707" meta:non-whitespace-character-count="577"/>
  </office:meta>
</office:document-meta>
</file>